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f14" officeooo:paragraph-rsid="000e9f14"/>
    </style:style>
    <style:style style:name="P2" style:family="paragraph" style:parent-style-name="Standard">
      <style:text-properties officeooo:rsid="000e9f14" officeooo:paragraph-rsid="000fdf82"/>
    </style:style>
    <style:style style:name="T1" style:family="text">
      <style:text-properties officeooo:rsid="000fdf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python-pip <text:s/>python3-pip</text:p>
      <text:p text:style-name="P1">#install esptool and adafruit ampy tools using pip package manager</text:p>
      <text:p text:style-name="P1"># pip install esptool</text:p>
      <text:p text:style-name="P1">#pip install adafruit-ampy</text:p>
      <text:p text:style-name="P1">sudo apt-get install screen</text:p>
      <text:p text:style-name="P1"/>
      <text:p text:style-name="P1">#dmesg # locate the usb device </text:p>
      <text:p text:style-name="P1"># ls <text:s/>/dev/tty* -------&gt;USB0</text:p>
      <text:p text:style-name="P1"/>
      <text:p text:style-name="P1">erase chip <text:s/>using esptoo before programming new firmware </text:p>
      <text:p text:style-name="P1"/>
      <text:p text:style-name="P1"><text:span text:style-name="Source_20_Text">esptool.py --chip esp32 -p /dev/ttyUSB0 erase_flash</text:span></text:p>
      <text:p text:style-name="P1"/>
      <text:p text:style-name="P1"><text:span text:style-name="Source_20_Text"/></text:p>
      <text:p text:style-name="P1">embedded@ubuntu:~/Micropython/Pyconke_Hands_On$ sudo esptool.py --chip esp32 -p /dev/ttyUSB0 erase_flash</text:p>
      <text:p text:style-name="P1">[sudo] password for embedded: </text:p>
      <text:p text:style-name="P1">esptool.py v2.5.1</text:p>
      <text:p text:style-name="P1">Serial port /dev/ttyUSB0</text:p>
      <text:p text:style-name="P1">Connecting........___</text:p>
      <text:p text:style-name="P1">Chip is ESP32D0WDQ6 (revision 1)</text:p>
      <text:p text:style-name="P1">Features: WiFi, BT, Dual Core</text:p>
      <text:p text:style-name="P1">MAC: 30:ae:a4:3f:81:a8</text:p>
      <text:p text:style-name="P1">Uploading stub...</text:p>
      <text:p text:style-name="P1">Running stub...</text:p>
      <text:p text:style-name="P1">Stub running...</text:p>
      <text:p text:style-name="P1">Erasing flash (this may take a while)...</text:p>
      <text:p text:style-name="P1">Chip erase completed successfully in 4.0s</text:p>
      <text:p text:style-name="P1">Hard resetting via RTS pin...</text:p>
      <text:p text:style-name="P1">embedded@ubuntu:~/Micropython/Pyconke_Hands_On$ </text:p>
      <text:p text:style-name="P1"></text:p>
      <text:p text:style-name="P1"><text:span text:style-name="Source_20_Text">flash new firmware</text:span></text:p>
      <text:p text:style-name="P1"/>
      <text:p text:style-name="P1"><text:span text:style-name="Source_20_Text">embedded@ubuntu:~/Micropython/Pyconke_Hands_On$ sudo esptool.py --chip esp32 -p /dev/ttyUSB0 write_flash -z 0x1000 firmware/esp32.bin </text:span></text:p>
      <text:p text:style-name="P1"><text:span text:style-name="Source_20_Text">esptool.py v2.5.1</text:span></text:p>
      <text:p text:style-name="P1"><text:span text:style-name="Source_20_Text">Serial port /dev/ttyUSB0</text:span></text:p>
      <text:p text:style-name="P1"><text:span text:style-name="Source_20_Text">Connecting........_</text:span></text:p>
      <text:p text:style-name="P1"><text:span text:style-name="Source_20_Text">Chip is ESP32D0WDQ6 (revision 1)</text:span></text:p>
      <text:p text:style-name="P1"><text:span text:style-name="Source_20_Text">Features: WiFi, BT, Dual Core</text:span></text:p>
      <text:p text:style-name="P1"><text:span text:style-name="Source_20_Text">MAC: 30:ae:a4:3f:81:a8</text:span></text:p>
      <text:p text:style-name="P1"><text:span text:style-name="Source_20_Text">Uploading stub...</text:span></text:p>
      <text:p text:style-name="P1"><text:span text:style-name="Source_20_Text">Running stub...</text:span></text:p>
      <text:p text:style-name="P1"><text:span text:style-name="Source_20_Text">Stub running...</text:span></text:p>
      <text:p text:style-name="P1"><text:span text:style-name="Source_20_Text">Configuring flash size...</text:span></text:p>
      <text:p text:style-name="P1"><text:span text:style-name="Source_20_Text">Auto-detected Flash size: 4MB</text:span></text:p>
      <text:p text:style-name="P1"><text:span text:style-name="Source_20_Text">Compressed 1082352 bytes to 684236...</text:span></text:p>
      <text:p text:style-name="P1"><text:span text:style-name="Source_20_Text">Wrote 1082352 bytes (684236 compressed) at 0x00001000 in 60.9 seconds </text:span><text:soft-page-break/><text:span text:style-name="Source_20_Text">(effective 142.3 kbit/s)...</text:span></text:p>
      <text:p text:style-name="P1"><text:span text:style-name="Source_20_Text">Hash of data verified.</text:span></text:p>
      <text:p text:style-name="P1"><text:span text:style-name="Source_20_Text"></text:span></text:p>
      <text:p text:style-name="P1"><text:span text:style-name="Source_20_Text">Leaving...</text:span></text:p>
      <text:p text:style-name="P1"><text:span text:style-name="Source_20_Text">Hard resetting via RTS pin...</text:span></text:p>
      <text:p text:style-name="P1"><text:span text:style-name="Source_20_Text">embedded@ubuntu:~/Micropython/Pyconke_Hands_On$ </text:span></text:p>
      <text:p text:style-name="P1"/>
      <text:p text:style-name="P1"/>
      <text:p text:style-name="P1"><text:span text:style-name="Source_20_Text">5) connecting to the device using screen</text:span></text:p>
      <text:p text:style-name="P1"/>
      <text:p text:style-name="P1"/>
      <text:p text:style-name="P1"/>
      <text:p text:style-name="P2"><text:span text:style-name="Source_20_Text"><text:span text:style-name="T1">Automate stuff</text:span></text:span></text:p>
      <text:p text:style-name="P2"/>
      <text:p text:style-name="P2"><text:span text:style-name="Source_20_Text"><text:span text:style-name="T1">erase_esp32</text:span></text:span></text:p>
      <text:p text:style-name="P2"/>
      <text:p text:style-name="P2"><text:span text:style-name="Source_20_Text"><text:span text:style-name="T1">sudo esptool.py --chip esp32 -p /dev/ttyUSB0 erase_flash</text:span></text:span></text:p>
      <text:p text:style-name="P1"><text:span text:style-name="Source_20_Text"/></text:p>
      <text:p text:style-name="P2"><text:span text:style-name="Source_20_Text"><text:span text:style-name="T1">flash_esp32</text:span></text:span></text:p>
      <text:p text:style-name="P2"><text:span text:style-name="Source_20_Text"/></text:p>
      <text:p text:style-name="P2"><text:span text:style-name="Source_20_Text"><text:span text:style-name="T1">sudo esptool.py --chip esp32 -p /dev/ttyUSB0 write_flash -z 0x1000 firmware/esp32.bin </text:span></text:span></text:p>
      <text:p text:style-name="P2"/>
      <text:p text:style-name="P2"><text:span text:style-name="Source_20_Text"><text:span text:style-name="T1">run_micropython</text:span></text:span></text:p>
      <text:p text:style-name="P2"/>
      <text:p text:style-name="P2"><text:span text:style-name="Source_20_Text"><text:span text:style-name="T1">sudo screen /dev/ttyUSB0 115200</text:span></text:span></text:p>
      <text:p text:style-name="P2"/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57:59.166261466</meta:creation-date>
    <dc:date>2018-10-24T12:35:06.270467042</dc:date>
    <meta:editing-duration>PT6M45S</meta:editing-duration>
    <meta:editing-cycles>1</meta:editing-cycles>
    <meta:document-statistic meta:table-count="0" meta:image-count="0" meta:object-count="0" meta:page-count="2" meta:paragraph-count="53" meta:word-count="218" meta:character-count="1773" meta:non-whitespace-character-count="1567"/>
    <meta:generator>LibreOffice/4.2.8.2$Linux_X86_64 LibreOffice_project/420m0$Build-2</meta:generator>
  </office:meta>
</office:document-meta>
</file>